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dParameterExpander.getParameterNames( String sq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ParameterExpander.getParsedSql( String sq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ParameterExpander.expand( String sql , BindMarkersFactory bindMarkersFactory , BindParameterSource param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